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16 Feuille1.D3:Feuille1.D16 Feuille1.B3:Feuille1.B16 Feuille1.C3:Feuille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7"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14)*[.A3]+28" office:value-type="float" office:value="26" calcext:value-type="float">
            <text:p>26</text:p>
          </table:table-cell>
          <table:table-cell table:formula="of:=[.B3]-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14)*[.A4]+28" office:value-type="float" office:value="24" calcext:value-type="float">
            <text:p>24</text:p>
          </table:table-cell>
          <table:table-cell table:formula="of:=[.C3]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JavaFX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14)*[.A5]+28" office:value-type="float" office:value="22" calcext:value-type="float">
            <text:p>22</text:p>
          </table:table-cell>
          <table:table-cell table:formula="of:=[.C4]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14)*[.A6]+28" office:value-type="float" office:value="20" calcext:value-type="float">
            <text:p>20</text:p>
          </table:table-cell>
          <table:table-cell table:formula="of:=[.C5]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14)*[.A7]+28" office:value-type="float" office:value="18" calcext:value-type="float">
            <text:p>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14)*[.A8]+28" office:value-type="float" office:value="16" calcext:value-type="float">
            <text:p>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14)*[.A9]+28" office:value-type="float" office:value="14" calcext:value-type="float">
            <text:p>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28/14)*[.A10]+28" office:value-type="float" office:value="12" calcext:value-type="float">
            <text:p>1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28/14)*[.A11]+28"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28/14)*[.A12]+28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(28/14)*[.A13]+28"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Plein Ecran » et le mode « 800x600 »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(28/14)*[.A14]+28" office:value-type="float" office:value="4" calcext:value-type="float">
            <text:p>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(28/14)*[.A15]+28"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(28/14)*[.A16]+28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9:55:46.375505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5T10:46:48.574936522</dc:date>
    <meta:editing-duration>PT14H1M22S</meta:editing-duration>
    <meta:editing-cycles>10</meta:editing-cycles>
    <meta:generator>LibreOffice/6.1.5.2$Linux_X86_64 LibreOffice_project/1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16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16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16" loext:label-string="tâches" chart:class="chart:bar">
            <chart:data-point chart:repeated="13"/>
            <chart:data-point chart:style-name="ch11"/>
          </chart:series>
          <chart:series chart:style-name="ch12" chart:values-cell-range-address="Feuille1.B3:Feuille1.B16" loext:label-string="idéal" chart:class="chart:line">
            <chart:data-point chart:repeated="14"/>
          </chart:series>
          <chart:series chart:style-name="ch13" chart:values-cell-range-address="Feuille1.C3:Feuille1.C16" loext:label-string="actuel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16</svg:desc>
                </draw:g>
              </table:table-cell>
              <table:table-cell office:value-type="float" office:value="0">
                <text:p>0</text:p>
                <draw:g>
                  <svg:desc>Feuille1.D3:Feuille1.D16</svg:desc>
                </draw:g>
              </table:table-cell>
              <table:table-cell office:value-type="float" office:value="26">
                <text:p>26</text:p>
                <draw:g>
                  <svg:desc>Feuille1.B3:Feuille1.B16</svg:desc>
                </draw:g>
              </table:table-cell>
              <table:table-cell office:value-type="float" office:value="25">
                <text:p>25</text:p>
                <draw:g>
                  <svg:desc>Feuille1.C3:Feuille1.C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